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039cm"/>
    </style:style>
    <style:style style:name="gr3" style:family="graphic" style:parent-style-name="standard">
      <style:graphic-properties draw:fill="hatch" draw:fill-hatch-name="Hatch_20_46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gradient-name="Gradient_20_1" draw:fill-hatch-name="Hatch_20_46" draw:fill-hatch-solid="false" draw:fill-image-name="Empty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font-family="'Nimbus Sans L'" style:font-family-generic="swiss" style:font-pitch="variable" fo:font-size="12pt" fo:language="en" fo:country="US" fo:font-style="normal" fo:font-weight="bold" style:font-family-asian="'Nimbus Sans L', Arial" style:font-family-generic-asian="swiss" style:font-pitch-asian="variable" style:font-size-asian="14pt" style:language-asian="en" style:country-asian="US" style:font-style-asian="italic" style:font-weight-asian="bold" style:font-family-complex="'Nimbus Sans L', Arial" style:font-family-generic-complex="swiss" style:font-pitch-complex="variable" style:font-size-complex="14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5.76cm" svg:height="1.28cm" svg:x="4.2cm" svg:y="6.4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5.476cm" svg:height="1.317cm" svg:x="4.341cm" svg:y="6.416cm">
            <draw:text-box>
              <text:p text:style-name="P2"><text:span text:style-name="T1">Aufbereitung CAD-Daten</text:span></text:p>
              <text:p text:style-name="P2"><text:span text:style-name="T1">in HRNL</text:span></text:p>
            </draw:text-box>
          </draw:frame>
          <draw:custom-shape draw:style-name="gr1" draw:text-style-name="P1" draw:layer="layout" svg:width="0.96cm" svg:height="1.28cm" svg:x="14.5cm" svg:y="7.84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5.76cm" svg:height="1.28cm" svg:x="12.14cm" svg:y="6.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5.654cm" svg:height="1.317cm" svg:x="12.24cm" svg:y="6.32cm">
            <draw:text-box>
              <text:p text:style-name="P2"><text:span text:style-name="T1">Verwaltung</text:span></text:p>
              <text:p text:style-name="P2"><text:span text:style-name="T1">Modelle BSDL, non-BSDL</text:span></text:p>
            </draw:text-box>
          </draw:frame>
          <draw:custom-shape draw:style-name="gr1" draw:text-style-name="P1" draw:layer="layout" svg:width="13.76cm" svg:height="1.28cm" svg:x="4.2cm" svg:y="9.2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9.612cm" svg:height="0.784cm" svg:x="6.42cm" svg:y="9.496cm">
            <draw:text-box>
              <text:p text:style-name="P2"><text:span text:style-name="T2">Verknüpfung HRNL und Modelle zu HRNL-ML</text:span></text:p>
            </draw:text-box>
          </draw:frame>
          <draw:custom-shape draw:style-name="gr1" draw:text-style-name="P1" draw:layer="layout" svg:width="0.96cm" svg:height="1.28cm" svg:x="6.6cm" svg:y="7.84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5.76cm" svg:height="1.28cm" svg:x="4.2cm" svg:y="12.0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947cm" svg:height="1.317cm" svg:x="4.641cm" svg:y="12.016cm">
            <draw:text-box>
              <text:p text:style-name="P2"><text:span text:style-name="T1">Generierung Vektoren</text:span></text:p>
              <text:p text:style-name="P2"><text:span text:style-name="T1">(ATG)</text:span></text:p>
            </draw:text-box>
          </draw:frame>
          <draw:custom-shape draw:style-name="gr3" draw:text-style-name="P1" draw:layer="layout" svg:width="6.4cm" svg:height="1.28cm" svg:x="7.52cm" svg:y="14.8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6.022cm" svg:height="0.784cm" svg:x="7.641cm" svg:y="15.116cm">
            <draw:text-box>
              <text:p text:style-name="P2"><text:span text:style-name="T1">Speicherung SOV, SIV, SVS</text:span></text:p>
            </draw:text-box>
          </draw:frame>
          <draw:custom-shape draw:style-name="gr3" draw:text-style-name="P1" draw:layer="layout" svg:width="5.76cm" svg:height="1.28cm" svg:x="4.2cm" svg:y="17.6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3.901cm" svg:height="0.784cm" svg:x="5.141cm" svg:y="17.916cm">
            <draw:text-box>
              <text:p text:style-name="P2"><text:span text:style-name="T1">Ausführung SOV</text:span></text:p>
            </draw:text-box>
          </draw:frame>
          <draw:custom-shape draw:style-name="gr1" draw:text-style-name="P1" draw:layer="layout" svg:width="13.76cm" svg:height="1.28cm" svg:x="4.2cm" svg:y="20.4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.539cm" svg:height="0.784cm" svg:x="10.041cm" svg:y="20.716cm">
            <draw:text-box>
              <text:p text:style-name="P2"><text:span text:style-name="T1">UUT</text:span></text:p>
            </draw:text-box>
          </draw:frame>
          <draw:custom-shape draw:style-name="gr3" draw:text-style-name="P1" draw:layer="layout" svg:width="7.36cm" svg:height="1.28cm" svg:x="10.62cm" svg:y="12.0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998cm" svg:height="1.317cm" svg:x="11.841cm" svg:y="12.016cm">
            <draw:text-box>
              <text:p text:style-name="P2"><text:span text:style-name="T1">Auswertung Vektoren </text:span></text:p>
              <text:p text:style-name="P2"><text:span text:style-name="T1">(Diagnose)</text:span></text:p>
            </draw:text-box>
          </draw:frame>
          <draw:custom-shape draw:style-name="gr4" draw:text-style-name="P1" draw:layer="layout" svg:width="6.4cm" svg:height="1.28cm" svg:x="10.92cm" svg:y="17.6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388cm" svg:height="0.784cm" svg:x="11.841cm" svg:y="17.916cm">
            <draw:text-box>
              <text:p text:style-name="P2"><text:span text:style-name="T1">Vorauswertung SIV</text:span></text:p>
            </draw:text-box>
          </draw:frame>
          <draw:custom-shape draw:style-name="gr1" draw:text-style-name="P1" draw:layer="layout" svg:width="0.96cm" svg:height="1.28cm" svg:x="6.6cm" svg:y="10.64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14.5cm" svg:y="10.64cm">
            <text:p text:style-name="P2"/>
            <draw:enhanced-geometry svg:viewBox="0 0 21600 21600" draw:text-areas="?f0 0 ?f2 ?f5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8.5cm" svg:y="13.44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8.5cm" svg:y="16.24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8.5cm" svg:y="19.04cm">
            <text:p text:style-name="P2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12cm" svg:y="19.04cm">
            <text:p text:style-name="P2"/>
            <draw:enhanced-geometry svg:viewBox="0 0 21600 21600" draw:text-areas="?f0 0 ?f2 ?f5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12cm" svg:y="16.24cm">
            <text:p text:style-name="P2"/>
            <draw:enhanced-geometry svg:viewBox="0 0 21600 21600" draw:text-areas="?f0 0 ?f2 ?f5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0.96cm" svg:height="1.28cm" svg:x="12cm" svg:y="13.44cm">
            <text:p text:style-name="P2"/>
            <draw:enhanced-geometry svg:viewBox="0 0 21600 21600" draw:text-areas="?f0 0 ?f2 ?f5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13.76cm" svg:height="1.28cm" svg:x="4.2cm" svg:y="23.24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9.456cm" svg:height="0.784cm" svg:x="6.841cm" svg:y="23.516cm">
            <draw:text-box>
              <text:p text:style-name="P2"><text:span text:style-name="T1">PWR – Management und Schutzmaßnahmen</text:span></text:p>
            </draw:text-box>
          </draw:frame>
          <draw:custom-shape draw:style-name="gr5" draw:text-style-name="P1" draw:layer="layout" svg:width="0.96cm" svg:height="1.28cm" svg:x="8.5cm" svg:y="21.84cm">
            <text:p text:style-name="P2"/>
            <draw:enhanced-geometry svg:viewBox="0 0 21600 21600" draw:text-areas="?f0 0 ?f2 ?f5" draw:mirror-vertic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0.96cm" svg:height="1.28cm" svg:x="12cm" svg:y="21.84cm">
            <text:p text:style-name="P2"/>
            <draw:enhanced-geometry svg:viewBox="0 0 21600 21600" draw:text-areas="?f0 0 ?f2 ?f5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999999" draw:distance="0.51cm" draw:rotation="45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style:language-asian="en" style:country-asian="US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Nimbus Roman No9 L', 'Times New Roman'" style:font-family-generic="roman" style:font-pitch="variable" fo:font-size="10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fo:font-style="italic" style:language-asian="en" style:country-asian="US" style:font-size-complex="14pt" style:font-style-complex="italic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3T12:31:22</dc:date>
    <dc:language>de-DE</dc:language>
    <meta:editing-cycles>26</meta:editing-cycles>
    <meta:editing-duration>PT4H53M2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